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91:Sheet1.AMJ69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2:55:43.804740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5-18T22:57:27.085497687</dc:date>
    <meta:editing-duration>P9DT6H12M56S</meta:editing-duration>
    <meta:editing-cycles>746</meta:editing-cycles>
    <meta:generator>LibreOffice/6.1.5.2$Linux_X86_64 LibreOffice_project/10$Build-2</meta:generator>
    <meta:document-statistic meta:table-count="1" meta:cell-count="6176" meta:object-count="0"/>
  </office:meta>
</office:document-meta>
</file>